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officeooo:rsid="0000d3b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0bf3302f-7fff-01d3-6608-48ed1bcd6d20"/>TUMSJA</text:p>
      <text:p text:style-name="P1">Projekt aplikacji umożliwiającej planowanie podróży bez przy pomocy transportu zbiorowego na terenie RP.</text:p>
      <text:p text:style-name="P1">Wymagania:</text:p>
      <text:list xml:id="list673257952" text:style-name="L1">
        <text:list-item>
          <text:p text:style-name="P2">Możliwość wyznaczenia optymalnej trasy między wyznaczonymi lokalizacjami na terenie kraju</text:p>
          <text:list>
            <text:list-item>
              <text:p text:style-name="P2">Przez optymalność trasy rozumiemy optymalność w sensie kosztu i czasu podróży.</text:p>
            </text:list-item>
          </text:list>
        </text:list-item>
        <text:list-item>
          <text:p text:style-name="P2">Możliwość wyznaczenia przez klienta końcowego jego rozumienia optymalności trasy tzn. </text:p>
          <text:list>
            <text:list-item>
              <text:p text:style-name="P2">podanie maksymalnego akceptowalnego czasu podróży oraz </text:p>
            </text:list-item>
            <text:list-item>
              <text:p text:style-name="P2">podanie maksymalnego kosztu podróży</text:p>
            </text:list-item>
            <text:list-item>
              <text:p text:style-name="P2">podanie oczekiwanego stopnia wygody podróży. Poprzez wygodę podróży rozumiana jest ilość wymaganych przesiadek w trakcie podróży, gdzie mniej = lepiej </text:p>
            </text:list-item>
            <text:list-item>
              <text:p text:style-name="P2">podanie współczynnika istotności kosztu względem czasu i wygody.</text:p>
              <text:list>
                <text:list-item>
                  <text:p text:style-name="P2">Istotność każdego ze współczynników 0-10 gdzie suma istotności <text:span text:style-name="T1">&lt;</text:span>= 1 </text:p>
                </text:list-item>
              </text:list>
            </text:list-item>
            <text:list-item>
              <text:p text:style-name="P2">Na tej podstawie aplikacja powinna wyznaczyć możliwe trasy i metody podróży, przedstawić je posortowane zgodnie z przekazanym współczynnikiem istotności. </text:p>
            </text:list-item>
            <text:list-item>
              <text:p text:style-name="P2">Jeżeli nie istnieje możliwość wyznaczenia trasy w danym czasie o danym koszcie aplikacja przekazuje informację o braku możliwości wyznaczenia żądanej trasy i przekazuje kolejne możliwe opcje posortowane zgodnie ze współczynnikiem istotności</text:p>
            </text:list-item>
            <text:list-item>
              <text:p text:style-name="P2">Aplikacja posiada ukryty współczynnik oznaczający maksymalną odległość którą klient chciałby pokonywać pieszo. Wyznaczony on będzie na podstawie badań opinii potencjalnych klientów i dostępny do zmiany z panelu ustawień i przy starcie aplikacji. </text:p>
            </text:list-item>
            <text:list-item>
              <text:p text:style-name="P2">Możliwość wyznaczenia w ustawieniach niedopuszczalnych form transportowych</text:p>
            </text:list-item>
          </text:list>
        </text:list-item>
        <text:list-item>
          <text:p text:style-name="P2">Aplikacja wyznaczać będzie trasy na podstawie udostępnionych punktów informacyjnych API różnych firm oferujących usługi transportowe.:</text:p>
          <text:list>
            <text:list-item>
              <text:p text:style-name="P2">PKP</text:p>
            </text:list-item>
            <text:list-item>
              <text:p text:style-name="P2">Linie lotnicze</text:p>
            </text:list-item>
            <text:list-item>
              <text:p text:style-name="P2">PKS</text:p>
            </text:list-item>
            <text:list-item>
              <text:p text:style-name="P2">CarSharing</text:p>
            </text:list-item>
            <text:list-item>
              <text:p text:style-name="P2">Uber/Taxi</text:p>
            </text:list-item>
            <text:list-item>
              <text:p text:style-name="P2">BlBlaCar</text:p>
            </text:list-item>
          </text:list>
        </text:list-item>
        <text:list-item>
          <text:p text:style-name="P2">Aplikacja musi być rozszerzalna w kontekście dodania kolejnych klientów API usług transportowych.</text:p>
        </text:list-item>
        <text:list-item>
          <text:p text:style-name="P2">Aplikacja musi być wielojęzyczna i posiadać możliwość definiowania nowych języków bez ingerencji programistycznej.</text:p>
        </text:list-item>
        <text:list-item>
          <text:p text:style-name="P2">Aplikacja posiadać będzie klienty: Web, IOs, Android</text:p>
        </text:list-item>
        <text:list-item>
          <text:p text:style-name="P2">Aplikacja będzie mogła korzystać z modułów lokalizacji GPS udostępnianych poprzez urządzenia na których pracuje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15:29:03.621654110</meta:creation-date>
    <dc:date>2019-10-27T15:30:32.282597228</dc:date>
    <meta:editing-duration>PT1M29S</meta:editing-duration>
    <meta:editing-cycles>1</meta:editing-cycles>
    <meta:document-statistic meta:table-count="0" meta:image-count="0" meta:object-count="0" meta:page-count="1" meta:paragraph-count="26" meta:word-count="274" meta:character-count="2061" meta:non-whitespace-character-count="1830"/>
    <meta:generator>LibreOffice/6.2.7.1$Linux_X86_64 LibreOffice_project/20$Build-1</meta:generator>
  </office:meta>
</office:document-meta>
</file>